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text-properties fo:font-variant="normal" fo:text-transform="none" fo:color="#000000" style:text-line-through-style="none" style:text-line-through-type="none" style:font-name="Arial2" fo:font-size="20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8"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9"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0"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1"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2"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3"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4"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T1" style:family="text">
      <style:text-properties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2137323-7fff-0a12-728c-a6f69e10103c"/>Introduction</text:p>
      <text:p text:style-name="Text_20_body"/>
      <text:p text:style-name="P3">This is the book about universes without money and at this place you actually could close the book, because it is really what in the essence the book is about or you can keep reading about the characters and their journeys in this universes as the saga tells some stories about various humans and other wonderful beings.</text:p>
      <text:p text:style-name="P3">Some of the characters of the story are an intersex being, an artificially created / grown female being with enhanced features and capabilities, a gorgeous and stunningly beautiful transwoman and absolutely “norlmal” male being, an older male, a child, two lovers and other wonderful beings of all possible body types and colours. There are blue beings and yellow beings in the story, a blue moon and an orange moon, vast cosmos with it’s endless stars.</text:p>
      <text:p text:style-name="P3">The main objective of the book is to show you as a reader that living a free life in the world, where you currently live is not only, but absolutely possible and hopefully you can read in the book how you, yes you, who is reading this book, now can come to such a (way of) living, too.</text:p>
      <text:p text:style-name="P2"><text:line-break/><text:line-break/></text:p>
      <text:p text:style-name="P3">How do you warm yourself up?</text:p>
      <text:p text:style-name="P3">We are adapted to the chill.</text:p>
      <text:p text:style-name="Text_20_body"/>
      <text:list xml:id="list3940600306" text:style-name="L6">
        <text:list-item>
          <text:p text:style-name="P9">Can you speak?</text:p>
        </text:list-item>
        <text:list-item>
          <text:p text:style-name="P9">Yes, we can speak, however because we communicate mostly telepathically, there is no need for us to speak.</text:p>
        </text:list-item>
        <text:list-item>
          <text:p text:style-name="P9">Do you understand what I’m thinking now?</text:p>
        </text:list-item>
        <text:list-item>
          <text:p text:style-name="P9">Yes, I, we do.</text:p>
        </text:list-item>
      </text:list>
      <text:p text:style-name="Text_20_body"/>
      <text:p text:style-name="P3">Because we are in the constant presence and we live a conscious life we don’t need to meditate, unless we want to create something which needs the power of many of us at the same time, additionally to the power of our planet(s), then we collectively meditate something into existence.</text:p>
      <text:p text:style-name="Text_20_body"/>
      <text:list xml:id="list1481159275" text:style-name="L7">
        <text:list-item>
          <text:p text:style-name="P10">Energy is all around us, everything is energy.</text:p>
        </text:list-item>
      </text:list>
      <text:list xml:id="list1420491265" text:style-name="L8">
        <text:list-item>
          <text:p text:style-name="P11">Yes, we know that already and we have a healer amongst us, who can see and feel energies, to the degree which other of us cannot do.</text:p>
        </text:list-item>
      </text:list>
      <text:list xml:id="list3138207604" text:style-name="L9">
        <text:list-item>
          <text:p text:style-name="P12"><text:soft-page-break/>I guess it is her.</text:p>
        </text:list-item>
      </text:list>
      <text:list xml:id="list994315941" text:style-name="L10">
        <text:list-item>
          <text:p text:style-name="P13">Yes, you’re right.</text:p>
        </text:list-item>
      </text:list>
      <text:p text:style-name="Text_20_body"/>
      <text:list xml:id="list677240438" text:style-name="L11">
        <text:list-item>
          <text:p text:style-name="P14">Do you have any kind of entertainment?</text:p>
        </text:list-item>
        <text:list-item>
          <text:p text:style-name="P14">Yes, we have choreoyogic dances.</text:p>
        </text:list-item>
        <text:list-item>
          <text:p text:style-name="P14">Oh, we have them as well. :)</text:p>
        </text:list-item>
        <text:list-item>
          <text:p text:style-name="P14">And we love to solve mental tasks.</text:p>
        </text:list-item>
      </text:list>
      <text:p text:style-name="Text_20_body"/>
      <text:p text:style-name="P3">We don’t have any taboos in our society. In our society everything is allowed. All our actions and everything in our society is based on love.</text:p>
      <text:p text:style-name="Text_20_body"/>
      <text:p text:style-name="P3">We don’t eat</text:p>
      <text:p text:style-name="P3">We don’t drink</text:p>
      <text:p text:style-name="P3">We don’t sleep</text:p>
      <text:p text:style-name="Text_20_body"/>
      <text:p text:style-name="P3">0 - 200 - childhood</text:p>
      <text:p text:style-name="P3">200 - 400 - youth</text:p>
      <text:p text:style-name="P3">400 - 600 - adulthod</text:p>
      <text:p text:style-name="P3">600 - 800 - aging</text:p>
      <text:p text:style-name="P3">800 - 1000 - old age</text:p>
      <text:p text:style-name="P3">and</text:p>
      <text:p text:style-name="P3">then we transcend into the energy of our planet(s) or into anything else; depending on personal desires and personal needs.</text:p>
      <text:p text:style-name="Text_20_body"/>
      <text:p text:style-name="P3">Sometimes some of us decide to be reborn on our planet or on some other planet within or far away from our galaxy.</text:p>
      <text:p text:style-name="Text_20_body"/>
      <text:p text:style-name="P3">We all are equal: any child and the oldest of the old.</text:p>
      <text:p text:style-name="Text_20_body"/>
      <text:p text:style-name="P3">We preserve our knowledge, which is accessible by anyone at any given time.</text:p>
      <text:p text:style-name="Text_20_body"/>
      <text:p text:style-name="P3">It is in the information field all around us.</text:p>
      <text:p text:style-name="Text_20_body"><text:span text:style-name="T1"><text:line-break/><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1-11-28T20:56:52.269533172</dc:date>
    <meta:editing-duration>PT16M37S</meta:editing-duration>
    <meta:editing-cycles>4</meta:editing-cycles>
    <meta:document-statistic meta:table-count="0" meta:image-count="0" meta:object-count="0" meta:page-count="2" meta:paragraph-count="36" meta:word-count="505" meta:character-count="2635" meta:non-whitespace-character-count="2172"/>
  </office:meta>
</office:document-meta>
</file>